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2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3.07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# Results</text:p>
          </table:table-cell>
          <table:table-cell office:value-type="string" calcext:value-type="string">
            <text:p>Time for Btree</text:p>
          </table:table-cell>
          <table:table-cell office:value-type="string" calcext:value-type="string">
            <text:p>Time for Hash</text:p>
          </table:table-cell>
          <table:table-cell office:value-type="string" calcext:value-type="string">
            <text:p>Time for IndexFile</text:p>
          </table:table-cell>
        </table:table-row>
        <table:table-row table:style-name="ro1">
          <table:table-cell office:value-type="string" calcext:value-type="string">
            <text:p>Key Search: qtenosaqbdgkbayuioxktshcnnqxzwbrrhefzfwcieomemgobfyuaiynvpmunqnexsmzzi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6.9548797607422" calcext:value-type="float">
            <text:p>37.0</text:p>
          </table:table-cell>
          <table:table-cell table:style-name="ce2" office:value-type="float" office:value="27.8949737548828" calcext:value-type="float">
            <text:p>27.9</text:p>
          </table:table-cell>
          <table:table-cell table:style-name="ce2" office:value-type="float" office:value="35.5243682861328" calcext:value-type="float">
            <text:p>35.5</text:p>
          </table:table-cell>
        </table:table-row>
        <table:table-row table:style-name="ro1">
          <table:table-cell office:value-type="string" calcext:value-type="string">
            <text:p>Key Search: awrybwyakqnrhgypnfbhukxiuzaafnlhjdfkbflnvaecgeutkxcehaoezpggcrnnwvxzakmwlsatzunjspp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5.7627868652344" calcext:value-type="float">
            <text:p>35.8</text:p>
          </table:table-cell>
          <table:table-cell table:style-name="ce2" office:value-type="float" office:value="23.1266021728516" calcext:value-type="float">
            <text:p>23.1</text:p>
          </table:table-cell>
          <table:table-cell table:style-name="ce2" office:value-type="float" office:value="41.4848327636719" calcext:value-type="float">
            <text:p>41.5</text:p>
          </table:table-cell>
        </table:table-row>
        <table:table-row table:style-name="ro1">
          <table:table-cell office:value-type="string" calcext:value-type="string">
            <text:p>Key Search: dbrxhhjznptzhtgpfldizejaxuwxpenuietrlcqaumbbfirmvwuubfuacsyrzlnjrgcekteeffgmpzbkxxhyddb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4.8091125488281" calcext:value-type="float">
            <text:p>34.8</text:p>
          </table:table-cell>
          <table:table-cell table:style-name="ce2" office:value-type="float" office:value="23.8418579101562" calcext:value-type="float">
            <text:p>23.8</text:p>
          </table:table-cell>
          <table:table-cell table:style-name="ce2" office:value-type="float" office:value="38.6238098144531" calcext:value-type="float">
            <text:p>38.6</text:p>
          </table:table-cell>
        </table:table-row>
        <table:table-row table:style-name="ro1">
          <table:table-cell office:value-type="string" calcext:value-type="string">
            <text:p>Key Search: nznnzgzqdvpdbagwfxsvyvtxhrzgmaoczcpakqspnhuphalpzfmxcgxkxwslygnakeawvtmkcgbmjobiupiwvfisdagcjtevyesvxgfcohozvrirgsqc 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5.7627868652344" calcext:value-type="float">
            <text:p>35.8</text:p>
          </table:table-cell>
          <table:table-cell table:style-name="ce2" office:value-type="float" office:value="21.9345092773437" calcext:value-type="float">
            <text:p>21.9</text:p>
          </table:table-cell>
          <table:table-cell table:style-name="ce2" office:value-type="float" office:value="39.3390655517578" calcext:value-type="float">
            <text:p>39.3</text:p>
          </table:table-cell>
        </table:table-row>
        <table:table-row table:style-name="ro1">
          <table:table-cell office:value-type="string" calcext:value-type="string">
            <text:p>Key Search: lqejjgamyfnnzyazgihjscgsygxzpgjazpjixluxskktkltqtcznhiifqhefnphmg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5.142593383789" calcext:value-type="float">
            <text:p>105.1</text:p>
          </table:table-cell>
          <table:table-cell table:style-name="ce2" office:value-type="float" office:value="24.3186950683594" calcext:value-type="float">
            <text:p>24.3</text:p>
          </table:table-cell>
          <table:table-cell table:style-name="ce2" office:value-type="float" office:value="34.5706939697266" calcext:value-type="float">
            <text:p>34.6</text:p>
          </table:table-cell>
        </table:table-row>
        <table:table-row table:style-name="ro1">
          <table:table-cell table:number-columns-repeated="2"/>
          <table:table-cell table:style-name="ce2" table:number-columns-repeated="3"/>
        </table:table-row>
        <table:table-row table:style-name="ro1">
          <table:table-cell office:value-type="string" calcext:value-type="string">
            <text:p>Data Search: eyxaycmkjjnbbulxuaxgpovdkcjytndxndylfkyrvnuxhgweitmxjjawlmufbacodabknbdkoyjwgfcobolkyogjcdoddttivwuiyytmyekgk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39477543.592453" calcext:value-type="float">
            <text:p>539477543.6</text:p>
          </table:table-cell>
          <table:table-cell table:style-name="ce2" office:value-type="float" office:value="366598895.072937" calcext:value-type="float">
            <text:p>366598895.1</text:p>
          </table:table-cell>
          <table:table-cell table:style-name="ce2" office:value-type="float" office:value="25.2723693847656" calcext:value-type="float">
            <text:p>25.3</text:p>
          </table:table-cell>
        </table:table-row>
        <table:table-row table:style-name="ro1">
          <table:table-cell office:value-type="string" calcext:value-type="string">
            <text:p>Data Search: leheazogiptrimxtkfuloubyopjuwgwjmdnmfeuptogbcfwokqzbkbzaqlwottyfyntdrnsmdbogimutdwwnxxqpimgd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64701429.843903" calcext:value-type="float">
            <text:p>964701429.8</text:p>
          </table:table-cell>
          <table:table-cell table:style-name="ce2" office:value-type="float" office:value="1265428450.10757" calcext:value-type="float">
            <text:p>1265428450.1</text:p>
          </table:table-cell>
          <table:table-cell table:style-name="ce2" office:value-type="float" office:value="22.1729278564453" calcext:value-type="float">
            <text:p>22.2</text:p>
          </table:table-cell>
        </table:table-row>
        <table:table-row table:style-name="ro1">
          <table:table-cell office:value-type="string" calcext:value-type="string">
            <text:p>Data Search: xpgtwhdcsgrcpxymzkpjiwucpzslepibeovbxafshyuyvukwgzipxctmdnzhcjljaikzirrrpnqnhcjqerhbvaqynrgsbtbdbnc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62524826.765061" calcext:value-type="float">
            <text:p>862524826.8</text:p>
          </table:table-cell>
          <table:table-cell table:style-name="ce2" office:value-type="float" office:value="1431917526.96037" calcext:value-type="float">
            <text:p>1431917527.0</text:p>
          </table:table-cell>
          <table:table-cell table:style-name="ce2" office:value-type="float" office:value="26.702880859375" calcext:value-type="float">
            <text:p>26.7</text:p>
          </table:table-cell>
        </table:table-row>
        <table:table-row table:style-name="ro1">
          <table:table-cell office:value-type="string" calcext:value-type="string">
            <text:p>Data Search: uxqocyadklxnsffcnjijzjieujlyeiyafopjormycjnvqvzeejnfuykojxonfmqmchvqyiqcrgzibymfjbkdzwtjuhyzvqmzxhpxri 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61164918.422699" calcext:value-type="float">
            <text:p>461164918.4</text:p>
          </table:table-cell>
          <table:table-cell table:style-name="ce2" office:value-type="float" office:value="1086629042.14859" calcext:value-type="float">
            <text:p>1086629042.1</text:p>
          </table:table-cell>
          <table:table-cell table:style-name="ce2" office:value-type="float" office:value="20.5039978027344" calcext:value-type="float">
            <text:p>20.5</text:p>
          </table:table-cell>
        </table:table-row>
        <table:table-row table:style-name="ro1">
          <table:table-cell office:value-type="string" calcext:value-type="string">
            <text:p>Data Search: oaxihqqaaxuxiqwspzxndxovaieqnprdrqlziebibvimngedfbsibifdqjvdbojseutpaxxcsfqglultvfdypjbfuxkxltssqnhqkeudmklzeyucfyaujebf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4592116.1174774" calcext:value-type="float">
            <text:p>44592116.1</text:p>
          </table:table-cell>
          <table:table-cell table:style-name="ce2" office:value-type="float" office:value="311798863.172531" calcext:value-type="float">
            <text:p>311798863.2</text:p>
          </table:table-cell>
          <table:table-cell table:style-name="ce2" office:value-type="float" office:value="26.4644622802734" calcext:value-type="float">
            <text:p>26.5</text:p>
          </table:table-cell>
        </table:table-row>
        <table:table-row table:style-name="ro1">
          <table:table-cell table:number-columns-repeated="2"/>
          <table:table-cell table:style-name="ce2" table:number-columns-repeated="3"/>
        </table:table-row>
        <table:table-row table:style-name="ro1">
          <table:table-cell office:value-type="string" calcext:value-type="string">
            <text:p>Range Search: aa-ab</text:p>
          </table:table-cell>
          <table:table-cell office:value-type="float" office:value="147" calcext:value-type="float">
            <text:p>147</text:p>
          </table:table-cell>
          <table:table-cell table:style-name="ce2" office:value-type="float" office:value="880.002975463867" calcext:value-type="float">
            <text:p>880.0</text:p>
          </table:table-cell>
          <table:table-cell table:style-name="ce2" office:value-type="float" office:value="157585918.498039" calcext:value-type="float">
            <text:p>157585918.5</text:p>
          </table:table-cell>
          <table:table-cell table:style-name="ce2" office:value-type="float" office:value="891.447067260742" calcext:value-type="float">
            <text:p>891.4</text:p>
          </table:table-cell>
        </table:table-row>
        <table:table-row table:style-name="ro1">
          <table:table-cell office:value-type="string" calcext:value-type="string">
            <text:p>Range Search: cc-cd</text:p>
          </table:table-cell>
          <table:table-cell office:value-type="float" office:value="160" calcext:value-type="float">
            <text:p>160</text:p>
          </table:table-cell>
          <table:table-cell table:style-name="ce2" office:value-type="float" office:value="941.753387451172" calcext:value-type="float">
            <text:p>941.8</text:p>
          </table:table-cell>
          <table:table-cell table:style-name="ce2" office:value-type="float" office:value="156251532.006264" calcext:value-type="float">
            <text:p>156251532.0</text:p>
          </table:table-cell>
          <table:table-cell table:style-name="ce2" office:value-type="float" office:value="817.060470581055" calcext:value-type="float">
            <text:p>817.1</text:p>
          </table:table-cell>
        </table:table-row>
        <table:table-row table:style-name="ro1">
          <table:table-cell office:value-type="string" calcext:value-type="string">
            <text:p>Range Search: mm-mn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1540.4224395752" calcext:value-type="float">
            <text:p>1540.4</text:p>
          </table:table-cell>
          <table:table-cell table:style-name="ce2" office:value-type="float" office:value="25765138368.9594" calcext:value-type="float">
            <text:p>25765138369.0</text:p>
          </table:table-cell>
          <table:table-cell table:style-name="ce2" office:value-type="float" office:value="1229.76303100586" calcext:value-type="float">
            <text:p>1229.8</text:p>
          </table:table-cell>
        </table:table-row>
        <table:table-row table:style-name="ro1">
          <table:table-cell office:value-type="string" calcext:value-type="string">
            <text:p>Range Search: pp-pq</text:p>
          </table:table-cell>
          <table:table-cell office:value-type="float" office:value="141" calcext:value-type="float">
            <text:p>141</text:p>
          </table:table-cell>
          <table:table-cell table:style-name="ce2" office:value-type="float" office:value="769.138336181641" calcext:value-type="float">
            <text:p>769.1</text:p>
          </table:table-cell>
          <table:table-cell table:style-name="ce2" office:value-type="float" office:value="5514851532.32846" calcext:value-type="float">
            <text:p>5514851532.3</text:p>
          </table:table-cell>
          <table:table-cell table:style-name="ce2" office:value-type="float" office:value="806.570053100586" calcext:value-type="float">
            <text:p>806.6</text:p>
          </table:table-cell>
        </table:table-row>
        <table:table-row table:style-name="ro1">
          <table:table-cell office:value-type="string" calcext:value-type="string">
            <text:p>Range Search: ww-wx</text:p>
          </table:table-cell>
          <table:table-cell office:value-type="float" office:value="152" calcext:value-type="float">
            <text:p>152</text:p>
          </table:table-cell>
          <table:table-cell table:style-name="ce2" office:value-type="float" office:value="1513.24272155762" calcext:value-type="float">
            <text:p>1513.2</text:p>
          </table:table-cell>
          <table:table-cell table:style-name="ce2" office:value-type="float" office:value="6745218521.15649" calcext:value-type="float">
            <text:p>6745218521.2</text:p>
          </table:table-cell>
          <table:table-cell table:style-name="ce2" office:value-type="float" office:value="1226.25007629395" calcext:value-type="float">
            <text:p>1226.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tree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IndexFile</text:p>
          </table:table-cell>
        </table:table-row>
        <table:table-row table:style-name="ro1">
          <table:table-cell/>
          <table:table-cell office:value-type="string" calcext:value-type="string">
            <text:p>Key Avg.</text:p>
          </table:table-cell>
          <table:table-cell table:style-name="ce2" table:formula="of:=SUM([.C2:.C6])/COUNT([.C2:.C6])" office:value-type="float" office:value="49.6864318847656" calcext:value-type="float">
            <text:p>49.7</text:p>
          </table:table-cell>
          <table:table-cell table:style-name="ce2" table:formula="of:=SUM([.D2:.D6])/COUNT([.D2:.D6])" office:value-type="float" office:value="24.2233276367187" calcext:value-type="float">
            <text:p>24.2</text:p>
          </table:table-cell>
          <table:table-cell table:style-name="ce2" table:formula="of:=SUM([.E2:.E6])/COUNT([.E2:.E6])" office:value-type="float" office:value="37.9085540771484" calcext:value-type="float">
            <text:p>37.9</text:p>
          </table:table-cell>
        </table:table-row>
        <table:table-row table:style-name="ro1">
          <table:table-cell/>
          <table:table-cell office:value-type="string" calcext:value-type="string">
            <text:p>Data Avg.</text:p>
          </table:table-cell>
          <table:table-cell table:style-name="ce2" table:formula="of:=SUM([.C8:.C12])/COUNT([.C8:.C12])" office:value-type="float" office:value="574492166.948319" calcext:value-type="float">
            <text:p>574492166.9</text:p>
          </table:table-cell>
          <table:table-cell table:style-name="ce2" table:formula="of:=SUM([.D8:.D12])/COUNT([.D8:.D12])" office:value-type="float" office:value="892474555.492401" calcext:value-type="float">
            <text:p>892474555.5</text:p>
          </table:table-cell>
          <table:table-cell table:style-name="ce2" table:formula="of:=SUM([.E8:.E12])/COUNT([.E8:.E12])" office:value-type="float" office:value="24.2233276367187" calcext:value-type="float">
            <text:p>24.2</text:p>
          </table:table-cell>
        </table:table-row>
        <table:table-row table:style-name="ro1">
          <table:table-cell/>
          <table:table-cell office:value-type="string" calcext:value-type="string">
            <text:p>Range Avg.</text:p>
          </table:table-cell>
          <table:table-cell table:style-name="ce2" table:formula="of:=SUM([.C14:.C18])/COUNT([.C14:.C18])" office:value-type="float" office:value="1128.9119720459" calcext:value-type="float">
            <text:p>1128.9</text:p>
          </table:table-cell>
          <table:table-cell table:style-name="ce2" table:formula="of:=SUM([.D14:.D18])/COUNT([.D14:.D18])" office:value-type="float" office:value="7667809174.58973" calcext:value-type="float">
            <text:p>7667809174.6</text:p>
          </table:table-cell>
          <table:table-cell table:style-name="ce2" table:formula="of:=SUM([.E14:.E18])/COUNT([.E14:.E18])" office:value-type="float" office:value="994.218139648438" calcext:value-type="float">
            <text:p>994.2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104854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don </meta:initial-creator>
    <meta:creation-date>2013-11-29T15:10:34.081914797</meta:creation-date>
    <dc:date>2013-11-29T16:49:55.985886167</dc:date>
    <dc:creator>Eldon </dc:creator>
    <meta:editing-duration>PT53M51S</meta:editing-duration>
    <meta:editing-cycles>3</meta:editing-cycles>
    <meta:generator>LibreOffice/4.1.2.3$Linux_X86_64 LibreOffice_project/410m0$Build-3</meta:generator>
    <meta:document-statistic meta:table-count="1" meta:cell-count="95" meta:object-count="0"/>
  </office:meta>
</office:document-meta>
</file>